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49.42" calcext:value-type="float">
            <text:p>749.42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13.59" calcext:value-type="float">
            <text:p>113.59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0.59" calcext:value-type="float">
            <text:p>20.59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2.23" calcext:value-type="float">
            <text:p>32.23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49.3" calcext:value-type="float">
            <text:p>49.3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0.59" calcext:value-type="float">
            <text:p>-0.59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3.06" calcext:value-type="float">
            <text:p>3.0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24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316.61" calcext:value-type="float">
            <text:p>316.6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27.71" calcext:value-type="float">
            <text:p>27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43.79" calcext:value-type="float">
            <text:p>43.7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3.36" calcext:value-type="float">
            <text:p>23.36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7.37" calcext:value-type="float">
            <text:p>7.37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6.14" calcext:value-type="float">
            <text:p>6.14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5.48" calcext:value-type="float">
            <text:p>125.48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1.72" calcext:value-type="float">
            <text:p>1.72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4.07" calcext:value-type="float">
            <text:p>14.07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49.2" calcext:value-type="float">
            <text:p>49.2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19.65" calcext:value-type="float">
            <text:p>19.65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0.76" calcext:value-type="float">
            <text:p>10.7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3.07" calcext:value-type="float">
            <text:p>3.0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4.6" calcext:value-type="float">
            <text:p>24.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4.56" calcext:value-type="float">
            <text:p>4.5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18.48" calcext:value-type="float">
            <text:p>18.4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1.79" calcext:value-type="float">
            <text:p>11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 table:number-rows-repeated="1048346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7.97" calcext:value-type="float">
            <text:p>17.97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3.52" calcext:value-type="float">
            <text:p>3.52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4.35" calcext:value-type="float">
            <text:p>4.35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6.3" calcext:value-type="float">
            <text:p>6.3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2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237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89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22:37:31.845766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03T23:17:14.771825382</dc:date>
    <meta:editing-duration>PT9H56M43S</meta:editing-duration>
    <meta:editing-cycles>70</meta:editing-cycles>
    <meta:generator>LibreOffice/4.4.4.3$Linux_x86 LibreOffice_project/40m0$Build-3</meta:generator>
    <meta:document-statistic meta:table-count="6" meta:cell-count="35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2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